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weight="bold" officeooo:rsid="00141f54" officeooo:paragraph-rsid="00141f54" style:font-weight-asian="bold" style:font-weight-complex="bold"/>
    </style:style>
    <style:style style:name="P2" style:family="paragraph" style:parent-style-name="Standard">
      <style:paragraph-properties style:writing-mode="lr-tb"/>
      <style:text-properties fo:font-weight="normal" officeooo:rsid="00141f54" officeooo:paragraph-rsid="00141f5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Credentials</text:p>
      <text:p text:style-name="P1">Role<text:tab/><text:tab/>Username<text:tab/><text:tab/>Email<text:tab/><text:tab/><text:tab/><text:tab/>Password</text:p>
      <text:p text:style-name="P2">Admin<text:tab/><text:tab/>admin<text:tab/><text:tab/><text:tab/><text:a xlink:type="simple" xlink:href="mailto:admin@admin.com" text:style-name="Internet_20_link" text:visited-style-name="Visited_20_Internet_20_Link">admin@admin.com</text:a><text:tab/><text:tab/>password</text:p>
      <text:p text:style-name="P2">User<text:tab/><text:tab/>user1<text:tab/><text:tab/><text:tab/><text:a xlink:type="simple" xlink:href="mailto:user1@user1.com" text:style-name="Internet_20_link" text:visited-style-name="Visited_20_Internet_20_Link">user1@user1.com</text:a><text:tab/><text:tab/>password</text:p>
      <text:p text:style-name="P2">Coordinator<text:tab/>coordinator1<text:tab/><text:tab/><text:a xlink:type="simple" xlink:href="mailto:coord1@example.com" text:style-name="Internet_20_link" text:visited-style-name="Visited_20_Internet_20_Link">coord1@example.com</text:a><text:tab/>password</text:p>
      <text:p text:style-name="P2">Manager<text:tab/>manager1<text:tab/><text:tab/><text:a xlink:type="simple" xlink:href="mailto:manager1@example.com" text:style-name="Internet_20_link" text:visited-style-name="Visited_20_Internet_20_Link">manager1@example.com</text:a><text:tab/>password</text:p>
      <text:p text:style-name="P2"/>
      <text:p text:style-name="P1">How to run</text:p>
      <text:p text:style-name="P1"><text:span text:style-name="T1">Open terminal in the folder and type “venv\Scripts\activate” (for windows), “source venv/bin/activate” (for macOS/Linux)</text:span></text:p>
      <text:p text:style-name="P1"><text:span text:style-name="T1"/></text:p>
      <text:p text:style-name="P1"><text:span text:style-name="T1">Type “cd leisurehub” then “python manage.py runserver”</text:span></text:p>
      <text:p text:style-name="P1"><text:span text:style-name="T1"/></text:p>
      <text:p text:style-name="P1"><text:span text:style-name="T1">Right after that copy the link and everything should be working</text:span></text:p>
      <text:p text:style-name="P1"><text:span text:style-name="T1"/></text:p>
      <text:p text:style-name="P1"><text:span text:style-name="T1">http://localhost:8000</text:span></text:p>
      <text:p text:style-name="P2"/>
      <text:p text:style-name="P1">How to run the tests</text:p>
      <text:p text:style-name="P1"/>
      <text:p text:style-name="P2">type “cd leisurehub” then “ venv\Scripts\activate” ( if you haven’t already)</text:p>
      <text:p text:style-name="P2"/>
      <text:p text:style-name="P2">then type “python manage.py test main.tests” then the tests will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4T22:21:17.997000000</meta:creation-date>
    <dc:date>2025-04-24T22:30:23.022000000</dc:date>
    <meta:editing-duration>PT9M6S</meta:editing-duration>
    <meta:editing-cycles>1</meta:editing-cycles>
    <meta:generator>Trio_Office/6.2.8.2$Windows_x86 LibreOffice_project/</meta:generator>
    <meta:document-statistic meta:table-count="0" meta:image-count="0" meta:object-count="0" meta:page-count="1" meta:paragraph-count="14" meta:word-count="85" meta:character-count="661" meta:non-whitespace-character-count="575"/>
  </office:meta>
</office:document-meta>
</file>